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SessionStore.evaluateSafely( Statement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UnitSessionStore.createStatement( final Statement base , final String methodName , final Objec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UnitSessionStore.setStrictness( Strictness strictn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SessionStore.JUnitSessionStore( MockitoLogger logger ,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SessionStore.evalu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